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Use-Case beschrieben. Dazu gehört, was der Use-Case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5T13:06:51.073189357</dc:date>
    <meta:editing-duration>PT7H52M2S</meta:editing-duration>
    <meta:editing-cycles>148</meta:editing-cycles>
    <meta:document-statistic meta:table-count="0" meta:image-count="0" meta:object-count="0" meta:page-count="2" meta:paragraph-count="17" meta:word-count="813" meta:character-count="5977" meta:non-whitespace-character-count="5179"/>
  </office:meta>
</office:document-meta>
</file>